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7.5pt"/>
    </style:style>
    <style:style style:name="T1" style:family="text">
      <style:text-properties officeooo:rsid="000bc4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12</text:p>
      <text:p text:style-name="P1">A11.54301</text:p>
      <text:p text:style-name="P1">PROBABILITAS &amp; STATISTIK</text:p>
      <text:p text:style-name="P1">3</text:p>
      <text:p text:style-name="P1">T</text:p>
      <text:p text:style-name="P1">A11.4316</text:p>
      <text:p text:style-name="P1">RABU, 18:30:00 - 21:00:00</text:p>
      <text:p text:style-name="P1">-, - </text:p>
      <text:p text:style-name="P1">-, - </text:p>
      <text:p text:style-name="P1">M</text:p>
      <text:p text:style-name="Standard"/>
      <text:p text:style-name="Standard"/>
      <text:p text:style-name="P1">206</text:p>
      <text:p text:style-name="P1">A11.54302</text:p>
      <text:p text:style-name="P1">MATEMATIKA DISKRIT</text:p>
      <text:p text:style-name="P1">3</text:p>
      <text:p text:style-name="P1">T</text:p>
      <text:p text:style-name="P1">A11.4316</text:p>
      <text:p text:style-name="P1">SELASA, 18:30:00 - 21:00:00</text:p>
      <text:p text:style-name="P1">-, - </text:p>
      <text:p text:style-name="P1">-, - </text:p>
      <text:p text:style-name="P1">M</text:p>
      <text:p text:style-name="Standard"/>
      <text:p text:style-name="Standard">230 A11.54303 MATRIKS &amp; RUANG VEKTOR 3 T A11.4319 JUMAT, 18:30:00 - 21:00:00 -, - -, - M</text:p>
      <text:p text:style-name="Standard"/>
      <text:p text:style-name="Standard"><text:span text:style-name="T1">2</text:span>75 A11.54403 ORGANISASI DAN ARSITEKTUR KOMPUTER 3 T A11.4316 KAMIS, 18:30:00 - 21:00:00 -, - -, - M</text:p>
      <text:p text:style-name="Standard"/>
      <text:p text:style-name="Standard">357 N201706 PENDIDIKAN KEWARGANEGARAAN 2 T N6004 SELASA, 16:20:00 - 18:00:00 -, - -, - PM</text:p>
      <text:p text:style-name="Standard"/>
      <text:p text:style-name="Standard">505 A11.54306 STRUKTUR DATA 4 TP A11.4315 KAMIS, 16:20:00 - 18:00:00 RABU, 16:20:00 - 18:00:00 -, - 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18:31:33.227047910</meta:creation-date>
    <dc:date>2018-08-14T18:45:28.390620055</dc:date>
    <meta:editing-duration>PT3M44S</meta:editing-duration>
    <meta:editing-cycles>1</meta:editing-cycles>
    <meta:document-statistic meta:table-count="0" meta:image-count="0" meta:object-count="0" meta:page-count="1" meta:paragraph-count="24" meta:word-count="103" meta:character-count="538" meta:non-whitespace-character-count="455"/>
    <meta:generator>LibreOffice/6.0.3.2$Linux_X86_64 LibreOffice_project/00m0$Build-2</meta:generator>
  </office:meta>
</office:document-meta>
</file>